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0E86A957028C4C46AA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verberation tim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0.147cm" svg:height="11.684cm" svg:x="5.08cm" svg:y="5.409cm">
          <draw:image xlink:href="Pictures/1000000000000190000000E86A957028C4C46A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st sound</text:p>
          </draw:text-box>
        </draw:frame>
        <draw:frame draw:style-name="standard" draw:layer="layout" svg:width="11.046cm" svg:height="5.339cm" svg:x="1.4cm" svg:y="4.914cm" presentation:class="object" presentation:user-transformed="true">
          <draw:plugin xlink:href="../test_sound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6M45S</meta:editing-duration>
    <meta:editing-cycles>4</meta:editing-cycles>
    <meta:generator>LibreOffice/6.4.7.2$Linux_X86_64 LibreOffice_project/40$Build-2</meta:generator>
    <dc:title>Blue Curve</dc:title>
    <dc:date>2022-03-30T16:23:55.195699311</dc:date>
    <meta:document-statistic meta:object-count="47"/>
  </office:meta>
</office:document-meta>
</file>